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 table:number-rows-repeated="1048436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00/00/00</text:date>, <text:time style:data-style-name="N2" text:time-value="16:29:47.76687347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10T17:21:51.678689970</dc:date>
    <meta:editing-duration>P1DT2H6M48S</meta:editing-duration>
    <meta:editing-cycles>305</meta:editing-cycles>
    <meta:document-statistic meta:table-count="1" meta:cell-count="556" meta:object-count="0"/>
  </office:meta>
</office:document-meta>
</file>